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7702221167435461275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4">rested 6 minutes</text:p>
      <text:list xml:id="list7052223686784715135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3"><text:span text:style-name="T2"/></text:p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3"><text:span text:style-name="T2">Splits: 2:24.5, 2:24.8 </text:span></text:p>
      <text:p text:style-name="P13"><text:span text:style-name="T2">Pace: 7:36/mile</text:span></text:p>
      <text:p text:style-name="P13">Warmdown:<text:span text:style-name="T2"> <text:s/>1 mile jog and ½ mile walk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2T15:27:42.43</dc:date>
    <dc:creator>James  Lombardi</dc:creator>
    <meta:editing-duration>P5DT8H43M45S</meta:editing-duration>
    <meta:editing-cycles>424</meta:editing-cycles>
    <meta:generator>OpenOffice/4.1.2$Win32 OpenOffice.org_project/412m3$Build-9782</meta:generator>
    <meta:document-statistic meta:table-count="0" meta:image-count="0" meta:object-count="0" meta:page-count="8" meta:paragraph-count="219" meta:word-count="2198" meta:character-count="10916"/>
  </office:meta>
</office:document-meta>
</file>